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07dee7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617354" style:font-weight-asian="bold" style:font-weight-complex="bold"/>
    </style:style>
    <style:style style:name="P4" style:family="paragraph" style:parent-style-name="Standard">
      <style:text-properties officeooo:paragraph-rsid="00520034"/>
    </style:style>
    <style:style style:name="P5" style:family="paragraph" style:parent-style-name="Standard">
      <style:text-properties officeooo:rsid="00514128" officeooo:paragraph-rsid="0054e49f"/>
    </style:style>
    <style:style style:name="P6" style:family="paragraph" style:parent-style-name="Standard">
      <style:text-properties officeooo:rsid="00592569" officeooo:paragraph-rsid="00592569"/>
    </style:style>
    <style:style style:name="P7" style:family="paragraph" style:parent-style-name="Standard">
      <style:text-properties fo:font-weight="normal" officeooo:rsid="00aea1ff" officeooo:paragraph-rsid="00617354" style:font-weight-asian="normal" style:font-weight-complex="normal"/>
    </style:style>
    <style:style style:name="P8" style:family="paragraph" style:parent-style-name="Standard">
      <style:text-properties fo:font-weight="normal" officeooo:paragraph-rsid="0073cdb1" style:font-weight-asian="normal" style:font-weight-complex="normal"/>
    </style:style>
    <style:style style:name="P9" style:family="paragraph" style:parent-style-name="Standard">
      <style:text-properties fo:font-weight="normal" officeooo:rsid="0079fcbe" officeooo:paragraph-rsid="00854452" style:font-weight-asian="normal" style:font-weight-complex="normal"/>
    </style:style>
    <style:style style:name="P10" style:family="paragraph" style:parent-style-name="Standard">
      <style:text-properties officeooo:paragraph-rsid="006319c9"/>
    </style:style>
    <style:style style:name="P11" style:family="paragraph" style:parent-style-name="Standard">
      <style:text-properties officeooo:paragraph-rsid="0073cdb1"/>
    </style:style>
    <style:style style:name="P12" style:family="paragraph" style:parent-style-name="Standard">
      <style:text-properties officeooo:paragraph-rsid="0074e22b"/>
    </style:style>
    <style:style style:name="P13" style:family="paragraph" style:parent-style-name="Standard">
      <style:text-properties officeooo:paragraph-rsid="00786cf0"/>
    </style:style>
    <style:style style:name="P14" style:family="paragraph" style:parent-style-name="Standard">
      <style:text-properties officeooo:paragraph-rsid="0082aadb"/>
    </style:style>
    <style:style style:name="P15" style:family="paragraph" style:parent-style-name="Standard">
      <style:text-properties officeooo:paragraph-rsid="0087b439"/>
    </style:style>
    <style:style style:name="P16" style:family="paragraph" style:parent-style-name="Standard">
      <style:text-properties style:font-name="Liberation Serif" officeooo:paragraph-rsid="00675455" fo:background-color="transparen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text-properties officeooo:rsid="007ada16" officeooo:paragraph-rsid="007c2c08" fo:background-color="transparent"/>
    </style:style>
    <style:style style:name="P20" style:family="paragraph" style:parent-style-name="Standard">
      <style:text-properties officeooo:rsid="0094d0dc" officeooo:paragraph-rsid="0094d0dc" fo:background-color="transparent"/>
    </style:style>
    <style:style style:name="P21" style:family="paragraph" style:parent-style-name="Standard">
      <style:text-properties fo:font-style="italic" officeooo:paragraph-rsid="00968421" style:font-style-asian="italic" style:font-style-complex="italic"/>
    </style:style>
    <style:style style:name="P22" style:family="paragraph" style:parent-style-name="Heading_20_2">
      <style:text-properties officeooo:paragraph-rsid="00452b1b"/>
    </style:style>
    <style:style style:name="P23" style:family="paragraph" style:parent-style-name="Heading_20_1">
      <style:text-properties officeooo:rsid="00452b1b" officeooo:paragraph-rsid="00452b1b"/>
    </style:style>
    <style:style style:name="T1" style:family="text">
      <style:text-properties style:text-position="super 58%" officeooo:rsid="007dee78"/>
    </style:style>
    <style:style style:name="T2" style:family="text">
      <style:text-properties officeooo:rsid="0015d0d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aea1ff" style:font-weight-asian="normal" style:font-weight-complex="normal"/>
    </style:style>
    <style:style style:name="T5" style:family="text">
      <style:text-properties fo:font-weight="normal" officeooo:rsid="0069e5d9" style:font-weight-asian="normal" style:font-weight-complex="normal"/>
    </style:style>
    <style:style style:name="T6" style:family="text">
      <style:text-properties fo:font-weight="normal" officeooo:rsid="00728c09" style:font-weight-asian="normal" style:font-weight-complex="normal"/>
    </style:style>
    <style:style style:name="T7" style:family="text">
      <style:text-properties fo:font-weight="normal" officeooo:rsid="00675455" style:font-weight-asian="normal" style:font-weight-complex="normal"/>
    </style:style>
    <style:style style:name="T8" style:family="text">
      <style:text-properties fo:font-weight="normal" officeooo:rsid="0070c6de" style:font-weight-asian="normal" style:font-weight-complex="normal"/>
    </style:style>
    <style:style style:name="T9" style:family="text">
      <style:text-properties fo:font-weight="normal" officeooo:rsid="0073cdb1" style:font-weight-asian="normal" style:font-weight-complex="normal"/>
    </style:style>
    <style:style style:name="T10" style:family="text">
      <style:text-properties fo:font-weight="normal" officeooo:rsid="0074e22b" style:font-weight-asian="normal" style:font-weight-complex="normal"/>
    </style:style>
    <style:style style:name="T11" style:family="text">
      <style:text-properties fo:font-weight="normal" officeooo:rsid="00828e3e" style:font-weight-asian="normal" style:font-weight-complex="normal"/>
    </style:style>
    <style:style style:name="T12" style:family="text">
      <style:text-properties fo:font-weight="normal" officeooo:rsid="0084dea9" style:font-weight-asian="normal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728c09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70c6de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675455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69e5d9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73cdb1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7dee78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7bb0aa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b517c5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84dea9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71a189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74c6e6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854452" fo:background-color="transparent" loext:char-shading-value="0" style:font-weight-asian="normal" style:font-weight-complex="normal"/>
    </style:style>
    <style:style style:name="T26" style:family="text">
      <style:text-properties officeooo:rsid="00592569"/>
    </style:style>
    <style:style style:name="T27" style:family="text">
      <style:text-properties officeooo:rsid="005abbdc"/>
    </style:style>
    <style:style style:name="T28" style:family="text">
      <style:text-properties officeooo:rsid="00aea1ff"/>
    </style:style>
    <style:style style:name="T29" style:family="text">
      <style:text-properties officeooo:rsid="00675455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810018" style:font-weight-asian="bold" style:font-weight-complex="bold"/>
    </style:style>
    <style:style style:name="T32" style:family="text">
      <style:text-properties fo:font-weight="bold" fo:background-color="transparent" loext:char-shading-value="0" style:font-weight-asian="bold" style:font-weight-complex="bold"/>
    </style:style>
    <style:style style:name="T33" style:family="text">
      <style:text-properties fo:font-weight="bold" officeooo:rsid="005c5ba1" fo:background-color="transparent" loext:char-shading-value="0" style:font-weight-asian="bold" style:font-weight-complex="bold"/>
    </style:style>
    <style:style style:name="T34" style:family="text">
      <style:text-properties fo:font-weight="bold" officeooo:rsid="0057a311" fo:background-color="transparent" loext:char-shading-value="0" style:font-weight-asian="bold" style:font-weight-complex="bold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officeooo:rsid="00689947"/>
    </style:style>
    <style:style style:name="T37" style:family="text">
      <style:text-properties officeooo:rsid="007006eb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675455" fo:background-color="transparent" loext:char-shading-value="0"/>
    </style:style>
    <style:style style:name="T40" style:family="text">
      <style:text-properties officeooo:rsid="0070c6de" fo:background-color="transparent" loext:char-shading-value="0"/>
    </style:style>
    <style:style style:name="T41" style:family="text">
      <style:text-properties officeooo:rsid="0073cdb1" fo:background-color="transparent" loext:char-shading-value="0"/>
    </style:style>
    <style:style style:name="T42" style:family="text">
      <style:text-properties officeooo:rsid="007006eb" fo:background-color="transparent" loext:char-shading-value="0"/>
    </style:style>
    <style:style style:name="T43" style:family="text">
      <style:text-properties officeooo:rsid="00750576" fo:background-color="transparent" loext:char-shading-value="0"/>
    </style:style>
    <style:style style:name="T44" style:family="text">
      <style:text-properties officeooo:rsid="0079fcbe" fo:background-color="transparent" loext:char-shading-value="0"/>
    </style:style>
    <style:style style:name="T45" style:family="text">
      <style:text-properties officeooo:rsid="007dee78" fo:background-color="transparent" loext:char-shading-value="0"/>
    </style:style>
    <style:style style:name="T46" style:family="text">
      <style:text-properties officeooo:rsid="007ef242" fo:background-color="transparent" loext:char-shading-value="0"/>
    </style:style>
    <style:style style:name="T47" style:family="text">
      <style:text-properties officeooo:rsid="0087b439" fo:background-color="transparent" loext:char-shading-value="0"/>
    </style:style>
    <style:style style:name="T48" style:family="text">
      <style:text-properties officeooo:rsid="0094d0dc" fo:background-color="transparent" loext:char-shading-value="0"/>
    </style:style>
    <style:style style:name="T49" style:family="text">
      <style:text-properties officeooo:rsid="00968421" fo:background-color="transparent" loext:char-shading-value="0"/>
    </style:style>
    <style:style style:name="T50" style:family="text">
      <style:text-properties officeooo:rsid="0073cdb1"/>
    </style:style>
    <style:style style:name="T51" style:family="text">
      <style:text-properties officeooo:rsid="00786cf0"/>
    </style:style>
    <style:style style:name="T52" style:family="text">
      <style:text-properties officeooo:rsid="007c2c08"/>
    </style:style>
    <style:style style:name="T53" style:family="text">
      <style:text-properties officeooo:rsid="007dee78"/>
    </style:style>
    <style:style style:name="T54" style:family="text">
      <style:text-properties officeooo:rsid="007ef242"/>
    </style:style>
    <style:style style:name="T55" style:family="text">
      <style:text-properties officeooo:rsid="00828e3e"/>
    </style:style>
    <style:style style:name="T56" style:family="text">
      <style:text-properties officeooo:rsid="0082aadb"/>
    </style:style>
    <style:style style:name="T57" style:family="text">
      <style:text-properties style:font-name="Liberation Serif" fo:font-size="12pt" fo:font-weight="normal" officeooo:rsid="00675455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style:font-name="Liberation Serif" fo:font-weight="normal" style:font-weight-asian="normal" style:font-weight-complex="normal"/>
    </style:style>
    <style:style style:name="T59" style:family="text">
      <style:text-properties style:font-name="Liberation Serif" fo:font-weight="normal" officeooo:rsid="0084dea9" style:font-weight-asian="normal" style:font-weight-complex="normal"/>
    </style:style>
    <style:style style:name="T60" style:family="text">
      <style:text-properties style:font-name="Liberation Serif" fo:font-weight="normal" officeooo:rsid="0069e5d9" style:font-weight-asian="normal" style:font-weight-complex="normal"/>
    </style:style>
    <style:style style:name="T61" style:family="text">
      <style:text-properties style:font-name="Liberation Serif" fo:font-weight="normal" officeooo:rsid="0070c6de" style:font-weight-asian="normal" style:font-weight-complex="normal"/>
    </style:style>
    <style:style style:name="T62" style:family="text">
      <style:text-properties officeooo:rsid="00854452"/>
    </style:style>
    <style:style style:name="T63" style:family="text">
      <style:text-properties officeooo:rsid="0087b439"/>
    </style:style>
    <style:style style:name="T64" style:family="text">
      <style:text-properties officeooo:rsid="008938d5"/>
    </style:style>
    <style:style style:name="T65" style:family="text">
      <style:text-properties officeooo:rsid="008d3896"/>
    </style:style>
    <style:style style:name="T66" style:family="text">
      <style:text-properties fo:color="#72bf44" fo:font-weight="bold" style:font-weight-asian="bold" style:font-weight-complex="bold"/>
    </style:style>
    <style:style style:name="T67" style:family="text">
      <style:text-properties fo:color="#ce181e" fo:font-weight="bold" officeooo:rsid="0094d0dc" fo:background-color="transparent" loext:char-shading-value="0" style:font-weight-asian="bold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150fcae" style:text-blinking="false" fo:background-color="transparent" loext:char-shading-value="0" style:font-weight-asian="bold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94d0dc" style:text-blinking="false" fo:background-color="transparent" loext:char-shading-value="0" style:font-weight-asian="bold" style:font-weight-complex="bold"/>
    </style:style>
    <style:style style:name="T70" style:family="text">
      <style:text-properties fo:font-variant="normal" fo:text-transform="none" fo:color="#ce181e" style:text-line-through-style="none" style:text-line-through-type="none" style:font-name="Times New Roman" fo:font-size="12pt" style:text-underline-style="none" fo:font-weight="bold" officeooo:rsid="0094d0dc" style:text-blinking="false" fo:background-color="transparent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b423a29a-7fff-0f7a-b59a-2c525bd3c5a6"/><text:span text:style-name="T2">CAD </text:span>Design</text:p>
      <text:p text:style-name="P17"/>
      <text:p text:style-name="P21"><text:span text:style-name="T68">Our</text:span><text:span text:style-name="T69"> </text:span><text:span text:style-name="T68">instructions are</text:span><text:span text:style-name="T69"> intended to be used with our </text:span><text:span text:style-name="T70">YouTube videos</text:span><text:span text:style-name="T69"> that </text:span><text:span text:style-name="T68">illustrate the different steps. </text:span><text:span text:style-name="T48">For the CAD Design </text:span><text:span text:style-name="T49">watch</text:span><text:span text:style-name="T48">: </text:span><text:a xlink:type="simple" xlink:href="https://youtu.be/I4eepCoYUTw" text:style-name="Internet_20_link" text:visited-style-name="Visited_20_Internet_20_Link"><text:span text:style-name="T48">“</text:span></text:a><text:a xlink:type="simple" xlink:href="https://youtu.be/I4eepCoYUTw" text:style-name="Internet_20_link" text:visited-style-name="Visited_20_Internet_20_Link"><text:span text:style-name="T67">How to build the SensorBox – 3D Print</text:span></text:a><text:a xlink:type="simple" xlink:href="https://youtu.be/I4eepCoYUTw" text:style-name="Internet_20_link" text:visited-style-name="Visited_20_Internet_20_Link"><text:span text:style-name="T48">”</text:span></text:a><text:span text:style-name="T48">.</text:span></text:p>
      <text:p text:style-name="P20"/>
      <text:p text:style-name="Standard"><text:bookmark text:name="docs-internal-guid-f681df4a-7fff-c8bc-11bc-3743e03126e5"/><text:span text:style-name="T38">We used </text:span><text:a xlink:type="simple" xlink:href="https://www.freecadweb.org/" text:style-name="Internet_20_link" text:visited-style-name="Visited_20_Internet_20_Link"><text:span text:style-name="T38">FreeCAD</text:span></text:a><text:span text:style-name="T38"> for the design of our SensorBox. We saved our CAD designs in the folder </text:span><text:span text:style-name="T32">Design</text:span><text:span text:style-name="T38"> in FreeCAD’s native </text:span><text:span text:style-name="T32">.FCStd</text:span><text:span text:style-name="T38"> file format. Designs for re-use were exported and imported as .step files. We exported our designs as </text:span><text:span text:style-name="T32">.stl </text:span><text:span text:style-name="T38">files into the folder </text:span><text:span text:style-name="T32">STL-</text:span><text:span text:style-name="T34">f</text:span><text:span text:style-name="T32">iles</text:span><text:span text:style-name="T38"> for 3D</text:span> printing.</text:p>
      <text:h text:style-name="Heading_20_1" text:outline-level="1">FreeCAD</text:h>
      <text:p text:style-name="P5"/>
      <text:p text:style-name="P5">Take a look at the <text:span text:style-name="T64">software</text:span> <text:span text:style-name="T65">setup </text:span>section for how to set up your host computer.</text:p>
      <text:p text:style-name="P5"/>
      <text:p text:style-name="P3"><text:span text:style-name="T28">Download </text:span>FreeCAD</text:p>
      <text:p text:style-name="Standard">Firefox: <text:a xlink:type="simple" xlink:href="https://www.freecadweb.org/" text:style-name="Internet_20_link" text:visited-style-name="Visited_20_Internet_20_Link">https://www.freecadweb.org/</text:a> </text:p>
      <text:p text:style-name="P14">&gt; <text:span text:style-name="T56">Click Download now</text:span></text:p>
      <text:p text:style-name="P14"><text:span text:style-name="T56">&gt; </text:span>Click <text:span text:style-name="T56">Linux 64-Bit AppImage</text:span></text:p>
      <text:p text:style-name="P4">~/Download/<text:span text:style-name="T35">FreeCAD_0.18-16146-rev1-Linux-Conda_Py3Qt5_glibc2.12-x86_64.AppImage</text:span></text:p>
      <text:p text:style-name="Standard">Ubuntu: Right-Click on FreeCAD_0.18-16146-rev1-Linux-Conda_Py3Qt5_glibc2.12-x86_64.AppImage and select Propert<text:span text:style-name="T38">ies</text:span></text:p>
      <text:p text:style-name="P18">&gt; Select Permissions</text:p>
      <text:p text:style-name="P18">&gt; Check Allow executing file as program</text:p>
      <text:p text:style-name="P16">An already downloaded copy can be found here: </text:p>
      <text:p text:style-name="P7">sw/<text:span text:style-name="T66">FreeCAD_0.18-16146-rev1-Linux-Conda_Py3Qt5_glibc2.12-x86_64.AppImage</text:span></text:p>
      <text:p text:style-name="P7"/>
      <text:p text:style-name="P2">Run FreeCAD</text:p>
      <text:p text:style-name="P10">Ubuntu: Double-Click on <text:span text:style-name="T4">sw/FreeCAD_0.18-16146-rev1-Linux-Conda_Py3Qt5_glibc2.12-x86_64.AppImage</text:span></text:p>
      <text:h text:style-name="P23" text:outline-level="1">Design</text:h>
      <text:p text:style-name="Standard">The design consists of two (2) major components: a) <text:span text:style-name="T30">sensors &amp; processing board</text:span> with (almost) all the electronics and b) the <text:span text:style-name="T30">cover</text:span> that includes an integrated display, a power button and connectors. The <text:span text:style-name="T37">cover slides over the </text:span>sensors &amp; processing board and is fixed with <text:span text:style-name="T26">two </text:span>screws in the front <text:span text:style-name="T37">(top of the vision board).</text:span></text:p>
      <text:p text:style-name="P18"/>
      <text:p text:style-name="P19"><text:span text:style-name="T55">The design is very modular, and as we provide</text:span> the CAD design files, it should be easy to make any design changes you desire, <text:span text:style-name="T52">like using different cameras by just making small changes to the vision board.</text:span></text:p>
      <text:p text:style-name="Standard"/>
      <text:p text:style-name="Standard">We designed a system of grooves to join all the walls of the SensorBox. This way the walls pull themselves tightly together and the <text:span text:style-name="T53">entire </text:span>structure supports itself, allowing the walls to be permanently attached with just a little bit of <text:span text:style-name="T29">super </text:span>glue. Note that gluing pieces that have been 3D printed with <text:soft-page-break/>PETG filament can otherwise become more challenging. The grooves were also designed so that the walls could be separated easily by just over-bending the joints.</text:p>
      <text:p text:style-name="Standard"/>
      <text:p text:style-name="P12">All screws are metric and threaded heat inserts are used. The screw stands for the sensors have been designed <text:span text:style-name="T63">so that they can be used </text:span>with boards of any <text:span text:style-name="T53">thickness.</text:span></text:p>
      <text:h text:style-name="P22" text:outline-level="2">Sensors &amp; Processing Board</text:h>
      <text:p text:style-name="P15">The sensors &amp; processing board includes: a<text:span text:style-name="T38">) </text:span><text:span text:style-name="T41">a</text:span><text:span text:style-name="T38"> </text:span><text:span text:style-name="T32">bottom plate</text:span><text:span text:style-name="T38">, b) a screw-on </text:span><text:span text:style-name="T33">battery </text:span><text:span text:style-name="T32">stand</text:span><text:span text:style-name="T38"> </text:span><text:span text:style-name="T47">for</text:span><text:span text:style-name="T25"> a </text:span><text:a xlink:type="simple" xlink:href="https://www.amazon.com/gp/product/B015VXJL2S/ref=ppx_yo_dt_b_asin_title_o08_s00?ie=UTF8&amp;psc=1" text:style-name="Internet_20_link" text:visited-style-name="Visited_20_Internet_20_Link"><text:span text:style-name="T25">Poweradd Power Bank</text:span></text:a><text:span text:style-name="T25"> </text:span><text:span text:style-name="T42">(which is also </text:span><text:span text:style-name="T44">used as the</text:span><text:span text:style-name="T42"> central support structure for other boards)</text:span><text:span text:style-name="T38"> </text:span><text:span text:style-name="T45">which is </text:span><text:span text:style-name="T38">fixed to the bottom plate </text:span><text:span text:style-name="T40">(as close as possible to</text:span><text:span text:style-name="T38"> </text:span><text:span text:style-name="T43">the</text:span><text:span text:style-name="T38"> center to keep the SensorBox balanced), </text:span><text:span text:style-name="T45">c</text:span><text:span text:style-name="T38">) a screw-on </text:span><text:span text:style-name="T32">sensor board </text:span><text:span text:style-name="T38">for</text:span><text:span text:style-name="T13"> </text:span><text:span text:style-name="T14">a</text:span><text:span text:style-name="T13"> </text:span><text:a xlink:type="simple" xlink:href="https://www.sparkfun.com/" text:style-name="Internet_20_link" text:visited-style-name="Visited_20_Internet_20_Link"><text:span text:style-name="T14">SparkFun</text:span></text:a><text:span text:style-name="T14"> </text:span><text:a xlink:type="simple" xlink:href="https://www.sparkfun.com/products/14812" text:style-name="Internet_20_link" text:visited-style-name="Visited_20_Internet_20_Link"><text:span text:style-name="T14">RedBoard Turbo Development Board</text:span></text:a><text:span text:style-name="T13"> and </text:span><text:span text:style-name="T14">a</text:span><text:span text:style-name="T13"> suite of screw-on sensors: </text:span><text:a xlink:type="simple" xlink:href="https://www.sparkfun.com/products/15733" text:style-name="Internet_20_link" text:visited-style-name="Visited_20_Internet_20_Link"><text:span text:style-name="T20">SparkFun NEO-M9N GPS</text:span></text:a><text:span text:style-name="T13">, </text:span><text:a xlink:type="simple" xlink:href="https://www.sparkfun.com/products/15335" text:style-name="Internet_20_link" text:visited-style-name="Visited_20_Internet_20_Link"><text:span text:style-name="T20">SparkFun ICM20948 9DoF IMU</text:span></text:a><text:span text:style-name="T13">, </text:span><text:a xlink:type="simple" xlink:href="https://www.sparkfun.com/products/14767" text:style-name="Internet_20_link" text:visited-style-name="Visited_20_Internet_20_Link"><text:span text:style-name="T20">SparkFun LPS25HB Pressure Sensor</text:span></text:a><text:span text:style-name="T13"> and </text:span><text:a xlink:type="simple" xlink:href="https://www.sparkfun.com/products/16304" text:style-name="Internet_20_link" text:visited-style-name="Visited_20_Internet_20_Link"><text:span text:style-name="T20">SparkFun TMP</text:span></text:a><text:a xlink:type="simple" xlink:href="https://www.sparkfun.com/products/16304" text:style-name="Internet_20_link" text:visited-style-name="Visited_20_Internet_20_Link"><text:span text:style-name="T21">102 </text:span></text:a><text:a xlink:type="simple" xlink:href="https://www.sparkfun.com/products/16304" text:style-name="Internet_20_link" text:visited-style-name="Visited_20_Internet_20_Link"><text:span text:style-name="T20">Temperature Sensor</text:span></text:a><text:span text:style-name="T14">, </text:span><text:span text:style-name="T19">which</text:span><text:span text:style-name="T13"> is fixed to the t</text:span><text:span text:style-name="T38">op of the battery stand, </text:span><text:span text:style-name="T45">d</text:span><text:span text:style-name="T38">) a screw-on </text:span><text:span text:style-name="T32">power board</text:span><text:span text:style-name="T38"> fo</text:span><text:span text:style-name="T13">r </text:span><text:span text:style-name="T14">a</text:span><text:span text:style-name="T13"> </text:span><text:a xlink:type="simple" xlink:href="https://www.sparkfun.com/products/15176" text:style-name="Internet_20_link" text:visited-style-name="Visited_20_Internet_20_Link"><text:span text:style-name="Source_20_Text"><text:span text:style-name="T57">SparkFun USB-C Power Delivery Board</text:span></text:span></text:a><text:span text:style-name="T13"> and </text:span><text:span text:style-name="T14">a</text:span><text:span text:style-name="T13"> </text:span><text:a xlink:type="simple" xlink:href="https://www.sparkfun.com/products/15176" text:style-name="Internet_20_link" text:visited-style-name="Visited_20_Internet_20_Link"><text:span text:style-name="T20">SparkFun Current and Voltage Sensor</text:span></text:a><text:span text:style-name="T13"> </text:span><text:span text:style-name="T19">which</text:span><text:span text:style-name="T13"> is fi</text:span><text:span text:style-name="T38">xed </text:span><text:span text:style-name="T45">upside-down</text:span><text:span text:style-name="T38"> </text:span><text:span text:style-name="T45">just under the sensor board</text:span><text:span text:style-name="T38">, </text:span><text:span text:style-name="T40">e</text:span><text:span text:style-name="T38">) a screw-on </text:span><text:span text:style-name="T32">processor board</text:span><text:span text:style-name="T38"> for </text:span><text:span text:style-name="T14">a </text:span><text:a xlink:type="simple" xlink:href="https://www.nvidia.com/en-us/autonomous-machines/embedded-systems/jetson-xavier-nx/" text:style-name="Internet_20_link" text:visited-style-name="Visited_20_Internet_20_Link"><text:span text:style-name="T22">NVIDIA Jetson </text:span></text:a><text:a xlink:type="simple" xlink:href="https://www.nvidia.com/en-us/autonomous-machines/embedded-systems/jetson-xavier-nx/" text:style-name="Internet_20_link" text:visited-style-name="Visited_20_Internet_20_Link"><text:span text:style-name="T14">Xavier NX development kit</text:span></text:a><text:span text:style-name="T13"> </text:span><text:span text:style-name="T19">which</text:span><text:span text:style-name="T13"> is fixed on the side of the battery stand, exposi</text:span><text:span text:style-name="T38">ng the fan to the right side and f) a screw-on </text:span><text:span text:style-name="T32">vision board</text:span><text:span text:style-name="T38"> </text:span><text:span text:style-name="T39">with a suite of</text:span><text:span text:style-name="T38"> </text:span><text:span text:style-name="T39">screw-</text:span><text:span text:style-name="T16">on </text:span><text:span text:style-name="T13">vision sensor</text:span><text:span text:style-name="T16">s</text:span><text:span text:style-name="T13">: </text:span><text:span text:style-name="T17">two (2)</text:span><text:span text:style-name="T13"> </text:span><text:a xlink:type="simple" xlink:href="https://www.arducam.com/product/b0191-arducam-imx219-visible-light-fixed-focus-camera-module-nvidia-jetson-nano-raspberry-pi-compute-module/" text:style-name="Internet_20_link" text:visited-style-name="Visited_20_Internet_20_Link"><text:span text:style-name="T22">Arducam S</text:span></text:a><text:a xlink:type="simple" xlink:href="https://www.arducam.com/product/b0191-arducam-imx219-visible-light-fixed-focus-camera-module-nvidia-jetson-nano-raspberry-pi-compute-module/" text:style-name="Internet_20_link" text:visited-style-name="Visited_20_Internet_20_Link"><text:span text:style-name="T23">ony </text:span></text:a><text:a xlink:type="simple" xlink:href="https://www.arducam.com/product/b0191-arducam-imx219-visible-light-fixed-focus-camera-module-nvidia-jetson-nano-raspberry-pi-compute-module/" text:style-name="Internet_20_link" text:visited-style-name="Visited_20_Internet_20_Link"><text:span text:style-name="T13">IMX219 Camera Modul</text:span></text:a><text:a xlink:type="simple" xlink:href="https://www.arducam.com/product/b0191-arducam-imx219-visible-light-fixed-focus-camera-module-nvidia-jetson-nano-raspberry-pi-compute-module/" text:style-name="Internet_20_link" text:visited-style-name="Visited_20_Internet_20_Link"><text:span text:style-name="T24">es</text:span></text:a><text:span text:style-name="T13"> with </text:span><text:span text:style-name="T17">two (2)</text:span><text:span text:style-name="T14"> </text:span><text:a xlink:type="simple" xlink:href="https://www.sparkfun.com/products/13944" text:style-name="Internet_20_link" text:visited-style-name="Visited_20_Internet_20_Link"><text:span text:style-name="T20">SparkFun LSM9DS1 9DOF IMU</text:span></text:a><text:span text:style-name="T18">s</text:span><text:span text:style-name="T13"> </text:span><text:span text:style-name="T17">and</text:span><text:span text:style-name="T14"> </text:span><text:span text:style-name="T17">two (2)</text:span><text:span text:style-name="T14"> </text:span><text:a xlink:type="simple" xlink:href="https://www.sparkfun.com/products/14495" text:style-name="Internet_20_link" text:visited-style-name="Visited_20_Internet_20_Link"><text:span text:style-name="T15">SparkFu</text:span></text:a><text:a xlink:type="simple" xlink:href="https://www.sparkfun.com/products/14495" text:style-name="Internet_20_link" text:visited-style-name="Visited_20_Internet_20_Link"><text:span text:style-name="T8">n </text:span></text:a><text:a xlink:type="simple" xlink:href="https://www.sparkfun.com/products/14495" text:style-name="Internet_20_link" text:visited-style-name="Visited_20_Internet_20_Link"><text:span text:style-name="T5">Quiic </text:span></text:a><text:a xlink:type="simple" xlink:href="https://www.sparkfun.com/products/14495" text:style-name="Internet_20_link" text:visited-style-name="Visited_20_Internet_20_Link"><text:span text:style-name="T12">A</text:span></text:a><text:a xlink:type="simple" xlink:href="https://www.sparkfun.com/products/14495" text:style-name="Internet_20_link" text:visited-style-name="Visited_20_Internet_20_Link"><text:span text:style-name="T5">dapter</text:span></text:a><text:a xlink:type="simple" xlink:href="https://www.sparkfun.com/products/14495" text:style-name="Internet_20_link" text:visited-style-name="Visited_20_Internet_20_Link"><text:span text:style-name="T9">s</text:span></text:a><text:span text:style-name="T3">, a</text:span><text:span text:style-name="T5">n </text:span><text:a xlink:type="simple" xlink:href="https://www.intelrealsense.com/depth-camera-d435i/" text:style-name="Internet_20_link" text:visited-style-name="Visited_20_Internet_20_Link"><text:span text:style-name="T59">Intel Realsense D</text:span></text:a><text:a xlink:type="simple" xlink:href="https://www.intelrealsense.com/depth-camera-d435i/" text:style-name="Internet_20_link" text:visited-style-name="Visited_20_Internet_20_Link"><text:span text:style-name="T61">435i</text:span></text:a><text:span text:style-name="T3"> </text:span><text:span text:style-name="T8">RGB-D camera with </text:span><text:span text:style-name="T11">a</text:span><text:span text:style-name="T8"> </text:span><text:span text:style-name="T31">support </text:span><text:span text:style-name="T11">plate</text:span><text:span text:style-name="T8">,</text:span><text:span text:style-name="T3"> a </text:span><text:a xlink:type="simple" xlink:href="https://store.groupgets.com/collections/frontpage/products/flir-lepton-3-5" text:style-name="Internet_20_link" text:visited-style-name="Visited_20_Internet_20_Link"><text:span text:style-name="T59">FLIR L</text:span></text:a><text:a xlink:type="simple" xlink:href="https://store.groupgets.com/collections/frontpage/products/flir-lepton-3-5" text:style-name="Internet_20_link" text:visited-style-name="Visited_20_Internet_20_Link"><text:span text:style-name="T58">epton 3.5</text:span></text:a><text:span text:style-name="T5"> </text:span><text:span text:style-name="T7">thermal</text:span><text:span text:style-name="T3"> camera </text:span><text:span text:style-name="T5">with a </text:span><text:a xlink:type="simple" xlink:href="https://store.groupgets.com/products/purethermal-2" text:style-name="Internet_20_link" text:visited-style-name="Visited_20_Internet_20_Link"><text:span text:style-name="T59">GroupGets P</text:span></text:a><text:a xlink:type="simple" xlink:href="https://store.groupgets.com/products/purethermal-2" text:style-name="Internet_20_link" text:visited-style-name="Visited_20_Internet_20_Link"><text:span text:style-name="T60">ureTermal 2 FLIR Lepton Smart I/O Module</text:span></text:a><text:span text:style-name="T5"> </text:span><text:span text:style-name="T3">and </text:span><text:span text:style-name="T6">a</text:span><text:span text:style-name="T3"> </text:span><text:a xlink:type="simple" xlink:href="https://www.sparkfun.com/products/11309" text:style-name="Internet_20_link" text:visited-style-name="Visited_20_Internet_20_Link"><text:span text:style-name="T8">SparkFun</text:span></text:a><text:a xlink:type="simple" xlink:href="https://www.sparkfun.com/products/11309" text:style-name="Internet_20_link" text:visited-style-name="Visited_20_Internet_20_Link"><text:span text:style-name="T7"> </text:span></text:a><text:a xlink:type="simple" xlink:href="https://www.sparkfun.com/products/11309" text:style-name="Internet_20_link" text:visited-style-name="Visited_20_Internet_20_Link"><text:span text:style-name="T12">U</text:span></text:a><text:a xlink:type="simple" xlink:href="https://www.sparkfun.com/products/11309" text:style-name="Internet_20_link" text:visited-style-name="Visited_20_Internet_20_Link"><text:span text:style-name="T7">ltrasonic </text:span></text:a><text:a xlink:type="simple" xlink:href="https://www.sparkfun.com/products/11309" text:style-name="Internet_20_link" text:visited-style-name="Visited_20_Internet_20_Link"><text:span text:style-name="T12">R</text:span></text:a><text:a xlink:type="simple" xlink:href="https://www.sparkfun.com/products/11309" text:style-name="Internet_20_link" text:visited-style-name="Visited_20_Internet_20_Link"><text:span text:style-name="T7">ange </text:span></text:a><text:a xlink:type="simple" xlink:href="https://www.sparkfun.com/products/11309" text:style-name="Internet_20_link" text:visited-style-name="Visited_20_Internet_20_Link"><text:span text:style-name="T12">F</text:span></text:a><text:a xlink:type="simple" xlink:href="https://www.sparkfun.com/products/11309" text:style-name="Internet_20_link" text:visited-style-name="Visited_20_Internet_20_Link"><text:span text:style-name="T7">inder</text:span></text:a><text:span text:style-name="T3">. </text:span></text:p>
      <text:p text:style-name="P8"/>
      <text:p text:style-name="P9">The battery stand is sized slightly larger to accommodate different power banks. </text:p>
      <text:p text:style-name="P8"/>
      <text:p text:style-name="P13">All plugs and cables are <text:span text:style-name="T50">located</text:span> in the back, where the inclined display provides some extra room. On the left side of the battery is a passage for cables to the <text:span text:style-name="T36">vision</text:span> board. The bottom plate allows to attach a support for the SensorBox. <text:s/>The bottom plate <text:span text:style-name="T51">also has a small opening for a screwdriver to help with sliding the cover off the sensors &amp; processing board (as they hold nicely together).</text:span></text:p>
      <text:p text:style-name="P11"/>
      <text:p text:style-name="P11">The <text:span text:style-name="T54">power board, the </text:span>processor <text:span text:style-name="T50">board</text:span>, <text:span text:style-name="T50">the </text:span>sensor <text:span text:style-name="T50">board </text:span>and <text:span text:style-name="T50">the </text:span>vision board <text:span text:style-name="T63">(mounted on the bottom plate) </text:span>can be used by themselves as breadboards in early development. </text:p>
      <text:p text:style-name="P11"/>
      <text:p text:style-name="P6">We used the <text:a xlink:type="simple" xlink:href="https://dev.intelrealsense.com/docs/cad-files" text:style-name="Internet_20_link" text:visited-style-name="Visited_20_Internet_20_Link"><text:span text:style-name="T62">CAD design of the I</text:span></text:a><text:a xlink:type="simple" xlink:href="https://dev.intelrealsense.com/docs/cad-files" text:style-name="Internet_20_link" text:visited-style-name="Visited_20_Internet_20_Link">ntel RealSense Depth Camera D435</text:a> to design the <text:span text:style-name="T27">cutout</text:span> for the Intel RealSense <text:span text:style-name="T50">D435i </text:span>RGB-D <text:span text:style-name="T50">depth </text:span>camera.</text:p>
      <text:p text:style-name="Standard"/>
      <text:h text:style-name="Heading_20_2" text:outline-level="2">Cover</text:h>
      <text:p text:style-name="Standard">The cover includes: a) a <text:span text:style-name="T30">back wall</text:span>, d) a <text:span text:style-name="T30">display wall</text:span> for <text:span text:style-name="T10">an </text:span><text:a xlink:type="simple" xlink:href="https://www.uctronics.com/index.php/uctronics-5-inch-touch-screen-for-raspberry-pi.html" text:style-name="Internet_20_link" text:visited-style-name="Visited_20_Internet_20_Link"><text:span text:style-name="T10">UCTRONICS 5 inch touch</text:span></text:a><text:a xlink:type="simple" xlink:href="https://www.uctronics.com/index.php/uctronics-5-inch-touch-screen-for-raspberry-pi.html" text:style-name="Internet_20_link" text:visited-style-name="Visited_20_Internet_20_Link"><text:span text:style-name="T3"> display</text:span></text:a><text:span text:style-name="T3">, </text:span>c) <text:span text:style-name="T30">two (2) side walls</text:span> that provide air holes for ventilation, one for the NVIDIA Jetson NX fan (right side) and the other as exhaust (left side<text:span text:style-name="T3">), </text:span><text:span text:style-name="T30">three (3) keystone inserts</text:span><text:span text:style-name="T3"> </text:span>(left side) that can be used with any keystone connect<text:span text:style-name="T38">or, and in our case with direct-through connectors for </text:span><text:a xlink:type="simple" xlink:href="https://www.amazon.com/gp/product/B078495TVK/ref=ppx_yo_dt_b_asin_title_o01_s03?ie=UTF8&amp;psc=1" text:style-name="Internet_20_link" text:visited-style-name="Visited_20_Internet_20_Link"><text:span text:style-name="T13">USB-C</text:span></text:a><text:span text:style-name="T38"> (power), </text:span><text:a xlink:type="simple" xlink:href="https://www.amazon.com/gp/product/B005VKKB7Q/ref=ppx_yo_dt_b_asin_title_o01_s01?ie=UTF8&amp;psc=1" text:style-name="Internet_20_link" text:visited-style-name="Visited_20_Internet_20_Link"><text:span text:style-name="T13">HDMI</text:span></text:a><text:span text:style-name="T32"> </text:span><text:span text:style-name="T38">(external monitor) and </text:span><text:a xlink:type="simple" xlink:href="https://www.amazon.com/gp/product/B078935SFG/ref=ppx_yo_dt_b_asin_title_o01_s02?ie=UTF8&amp;psc=1" text:style-name="Internet_20_link" text:visited-style-name="Visited_20_Internet_20_Link"><text:span text:style-name="T13">USB</text:span></text:a><text:span text:style-name="T38"> (connection to NVIDIA Jetson </text:span><text:span text:style-name="T46">Xavier </text:span><text:span text:style-name="T38">NX), and a </text:span><text:span text:style-name="T32">hole</text:span><text:span text:style-name="T38"> for a </text:span><text:a xlink:type="simple" xlink:href="https://www.sparkfun.com/products/11967" text:style-name="Internet_20_link" text:visited-style-name="Visited_20_Internet_20_Link"><text:span text:style-name="T13">power button</text:span></text:a><text:span text:style-name="T38"> (right), and d) a </text:span><text:span text:style-name="T32">top wall</text:span><text:span text:style-name="T38">. The cover</text:span> can be assembled by just sliding all the walls into each o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07dee78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7-17T21:31:56.613766870</dc:date>
    <meta:editing-duration>PT18H7M5S</meta:editing-duration>
    <meta:editing-cycles>73</meta:editing-cycles>
    <meta:document-statistic meta:table-count="0" meta:image-count="0" meta:object-count="0" meta:page-count="2" meta:paragraph-count="31" meta:word-count="812" meta:character-count="4992" meta:non-whitespace-character-count="4204"/>
  </office:meta>
</office:document-meta>
</file>